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0EF00000100D898DFACD370F239.png" manifest:media-type="image/png"/>
  <manifest:file-entry manifest:full-path="Pictures/10000200000000AB000000ABDA7CB3B15E41EDC6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b432b"/>
    </style:style>
    <style:style style:name="P2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8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246bd7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14" style:family="paragraph" style:parent-style-name="Standard">
      <style:paragraph-properties fo:text-align="start" style:justify-single-word="false"/>
      <style:text-properties officeooo:paragraph-rsid="00246bd7"/>
    </style:style>
    <style:style style:name="P15" style:family="paragraph" style:parent-style-name="Standard">
      <style:text-properties officeooo:paragraph-rsid="00246bd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b5bca" officeooo:paragraph-rsid="00246bd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246bd7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1b5bca" officeooo:paragraph-rsid="00246bd7"/>
    </style:style>
    <style:style style:name="P19" style:family="paragraph" style:parent-style-name="Table_20_Contents">
      <style:paragraph-properties fo:text-align="start" style:justify-single-word="false"/>
      <style:text-properties officeooo:rsid="001c6f85" officeooo:paragraph-rsid="00246bd7"/>
    </style:style>
    <style:style style:name="P20" style:family="paragraph" style:parent-style-name="Table_20_Contents">
      <style:paragraph-properties fo:text-align="start" style:justify-single-word="false"/>
      <style:text-properties officeooo:paragraph-rsid="00246bd7"/>
    </style:style>
    <style:style style:name="P21" style:family="paragraph" style:parent-style-name="Table_20_Contents">
      <style:paragraph-properties fo:text-align="start" style:justify-single-word="false"/>
      <style:text-properties officeooo:rsid="001deae3" officeooo:paragraph-rsid="00246bd7"/>
    </style:style>
    <style:style style:name="P22" style:family="paragraph" style:parent-style-name="Table_20_Contents">
      <style:paragraph-properties fo:text-align="start" style:justify-single-word="false"/>
      <style:text-properties officeooo:rsid="001f32a0" officeooo:paragraph-rsid="00246bd7"/>
    </style:style>
    <style:style style:name="P23" style:family="paragraph" style:parent-style-name="Table_20_Contents">
      <style:paragraph-properties fo:text-align="start" style:justify-single-word="false"/>
      <style:text-properties officeooo:rsid="0020ee43" officeooo:paragraph-rsid="00246bd7"/>
    </style:style>
    <style:style style:name="P24" style:family="paragraph" style:parent-style-name="Table_20_Contents">
      <style:paragraph-properties fo:text-align="start" style:justify-single-word="false"/>
      <style:text-properties officeooo:rsid="00228adb" officeooo:paragraph-rsid="00246bd7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T9" style:family="text">
      <style:text-properties officeooo:rsid="0022357a"/>
    </style:style>
    <style:style style:name="T10" style:family="text">
      <style:text-properties style:text-position="sub 58%" officeooo:rsid="0027e663"/>
    </style:style>
    <style:style style:name="T11" style:family="text">
      <style:text-properties officeooo:rsid="00246bd7"/>
    </style:style>
    <style:style style:name="T12" style:family="text">
      <style:text-properties officeooo:rsid="001f3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11">Algebra </text:span></text:p>
      <text:p text:style-name="P1"/>
      <text:p text:style-name="P2"><text:span text:style-name="T3">Find the numerical value of each</text:span> variable:</text:p>
      <text:p text:style-name="P3"/>
      <text:section text:style-name="Sect1" text:name="Section1">
        <text:list xml:id="list6931466870589574722" text:style-name="L1">
          <text:list-item>
            <text:p text:style-name="P9"><text:span text:style-name="T8">3</text:span>x = 6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505652833159" text:continue-numbering="true" text:style-name="L1">
          <text:list-item>
            <text:p text:style-name="P9">3y + <text:span text:style-name="T8">6</text:span> = 7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503988456593" text:continue-numbering="true" text:style-name="L1">
          <text:list-item>
            <text:p text:style-name="P9">z<text:span text:style-name="T1">2</text:span> +3 = <text:span text:style-name="T8">67</text:span></text:p>
          </text:list-item>
          <text:list-item>
            <text:p text:style-name="P9"><draw:frame draw:style-name="fr2" draw:name="Object1" text:anchor-type="as-char" svg:y="-0.2437in" svg:width="1.039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list xml:id="list191506004335037" text:continue-numbering="true" text:style-name="L1">
          <text:list-item>
            <text:p text:style-name="P10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</text:section>
      <text:p text:style-name="P4"/>
      <text:p text:style-name="P4"/>
      <text:p text:style-name="P4"/>
      <text:p text:style-name="P6">Solve each equation for the given variable.</text:p>
      <text:p text:style-name="P4"/>
      <text:section text:style-name="Sect2" text:name="Section2">
        <text:list xml:id="list191504692209280" text:continue-numbering="true" text:style-name="L1">
          <text:list-item>
            <text:p text:style-name="P12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<text:span text:style-name="T9">t</text:span>.</text:p>
          </text:list-item>
        </text:list>
        <text:p text:style-name="P7"/>
        <text:p text:style-name="P7"/>
        <text:p text:style-name="P7"/>
        <text:list xml:id="list191504239851179" text:continue-numbering="true" text:style-name="L1">
          <text:list-item>
  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V.</text:span></text:p>
          </text:list-item>
        </text:list>
        <text:p text:style-name="P7"/>
        <text:p text:style-name="P7"/>
        <text:p text:style-name="P7"/>
        <text:list xml:id="list191505650077245" text:continue-numbering="true" text:style-name="L1">
          <text:list-item>
  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g.</text:span></text:p>
          </text:list-item>
        </text:list>
        <text:p text:style-name="P7"/>
        <text:p text:style-name="P7"/>
        <text:p text:style-name="P7"/>
        <text:list xml:id="list191503984604171" text:continue-numbering="true" text:style-name="L1">
          <text:list-item>
  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<text:span text:style-name="T9">m</text:span>.</text:p>
          </text:list-item>
        </text:list>
        <text:p text:style-name="P7"/>
        <text:p text:style-name="P7"/>
        <text:p text:style-name="P7"/>
        <text:p text:style-name="P7"/>
        <text:list xml:id="list191504009207542" text:continue-numbering="true" text:style-name="L1">
          <text:list-item>
  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<text:span text:style-name="T9">t</text:span>.</text:p>
          </text:list-item>
        </text:list>
        <text:p text:style-name="P7"/>
        <text:list xml:id="list191504580445085" text:continue-numbering="true" text:style-name="L1">
          <text:list-item>
  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<text:span text:style-name="T9">v</text:span>.</text:p>
          </text:list-item>
        </text:list>
        <text:p text:style-name="P7"/>
        <text:p text:style-name="P7"/>
        <text:p text:style-name="P7"/>
        <text:p text:style-name="P7"/>
        <text:list xml:id="list191504290352973" text:continue-numbering="true" text:style-name="L1">
          <text:list-item>
  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q</text:span><text:span text:style-name="T10">2</text:span><text:span text:style-name="T5">.</text:span></text:p>
          </text:list-item>
        </text:list>
        <text:p text:style-name="P7"/>
        <text:p text:style-name="P7"/>
        <text:p text:style-name="P7"/>
        <text:p text:style-name="P7"/>
        <text:list xml:id="list191504818093258" text:continue-numbering="true" text:style-name="L1">
          <text:list-item>
  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c.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list xml:id="list191504501807926" text:continue-numbering="true" text:style-name="L1">
          <text:list-item>
  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D</text:span></text:p>
          </text:list-item>
        </text:list>
      </text:section>
      <text:p text:style-name="P8"><text:soft-page-break/></text:p>
      <text:p text:style-name="P1"/>
      <text:p text:style-name="P14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6">Formula</text:p>
          </table:table-cell>
          <table:table-cell table:style-name="Table1.A1" office:value-type="string">
            <text:p text:style-name="P16">What happens when…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What happens when…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What happens when…</text:p>
          </table:table-cell>
          <table:table-cell table:style-name="Table1.G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draw:frame draw:style-name="fr4" draw:name="Object10" text:anchor-type="as-char" svg:width="0.6575in" svg:height="0.1839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19">B is doub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>C is doub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>Both b and c are doubled?</text:p>
            <text:p text:style-name="P19"/>
          </table:table-cell>
          <table:table-cell table:style-name="Table1.G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18"><draw:frame draw:style-name="fr4" draw:name="Object12" text:anchor-type="as-char" svg:width="0.4283in" svg:height="0.392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21">E is <text:span text:style-name="T12">tripled</text:span>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F is <text:span text:style-name="T12">tripled</text:span>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Both E and F are <text:span text:style-name="T12">tripled</text:span>?</text:p>
            <text:p text:style-name="P21"/>
          </table:table-cell>
          <table:table-cell table:style-name="Table1.G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18"><draw:frame draw:style-name="fr4" draw:name="Object14" text:anchor-type="as-char" svg:width="0.6402in" svg:height="0.213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22">H is doub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2">I is trip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2">H is doubled and I is tripled? </text:p>
            <text:p text:style-name="P22"/>
          </table:table-cell>
          <table:table-cell table:style-name="Table1.G2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18"><draw:frame draw:style-name="fr4" draw:name="Object15" text:anchor-type="as-char" svg:width="0.6071in" svg:height="0.4165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23">K is trip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>L is multiplied by 5 and m is doubled?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3">K is tripled, l is multiplied by 5 and m is doubled.</text:p>
          </table:table-cell>
          <table:table-cell table:style-name="Table1.G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18"><draw:frame draw:style-name="fr4" draw:name="Object16" text:anchor-type="as-char" svg:width="0.839in" svg:height="0.436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24">O is multiplied by 6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>P is multiplied by 3 and q is multiplied by <text:s/>2.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>O is multiplied by 6, p is multiplied by 3 and q is multiplied by <text:s/>2.</text:p>
          </table:table-cell>
          <table:table-cell table:style-name="Table1.G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A7CB3B15E41EDC6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D898DFACD370F239.png" xlink:type="simple" xlink:show="embed" xlink:actuate="onLoad"/></draw:frame> <text:s text:c="20"/>Name:<text:tab/><text:tab/><text:date style:data-style-name="N37" text:date-value="2017-05-08T19:15:03.926295926" text:date-adjust="PT24H00M00S">05/09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11M</meta:editing-duration>
    <meta:editing-cycles>9</meta:editing-cycles>
    <meta:generator>LibreOffice/5.0.6.2$Linux_X86_64 LibreOffice_project/00$Build-2</meta:generator>
    <dc:date>2017-05-08T19:15:03.877090449</dc:date>
    <meta:document-statistic meta:table-count="1" meta:image-count="2" meta:object-count="16" meta:page-count="2" meta:paragraph-count="43" meta:word-count="181" meta:character-count="820" meta:non-whitespace-character-count="65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i>b</mi>
        <mo stretchy="false">×</mo>
        <mi>c</mi>
      </mrow>
    </mrow>
    <annotation encoding="StarMath 5.0">A = b times c</annotation>
  </semantics>
</math>
</file>

<file path=Object 13/content.xml><?xml version="1.0" encoding="utf-8"?>
<math xmlns="http://www.w3.org/1998/Math/MathML" display="block">
  <semantics>
    <mrow>
      <mi>d</mi>
      <mo stretchy="false">=</mo>
      <mfrac>
        <mi>e</mi>
        <mi>f</mi>
      </mfrac>
    </mrow>
    <annotation encoding="StarMath 5.0">d = e over f</annotation>
  </semantics>
</math>
</file>

<file path=Object 14/content.xml><?xml version="1.0" encoding="utf-8"?>
<math xmlns="http://www.w3.org/1998/Math/MathML" display="block">
  <semantics>
    <mrow>
      <mi>g</mi>
      <mo stretchy="false">=</mo>
      <mrow>
        <mi>h</mi>
        <mo stretchy="false">×</mo>
        <msup>
          <mi>i</mi>
          <mn>2</mn>
        </msup>
      </mrow>
    </mrow>
    <annotation encoding="StarMath 5.0">g = h times i ^2</annotation>
  </semantics>
</math>
</file>

<file path=Object 15/content.xml><?xml version="1.0" encoding="utf-8"?>
<math xmlns="http://www.w3.org/1998/Math/MathML" display="block">
  <semantics>
    <mrow>
      <mi>j</mi>
      <mo stretchy="false">=</mo>
      <mfrac>
        <mrow>
          <mi>k</mi>
          <mo stretchy="false">×</mo>
          <mi>l</mi>
        </mrow>
        <msup>
          <mi>m</mi>
          <mn>2</mn>
        </msup>
      </mfrac>
    </mrow>
    <annotation encoding="StarMath 5.0">j = k times l over m^2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n>2</mn>
          <mi>o</mi>
        </mrow>
        <msup>
          <mrow>
            <mo fence="true" stretchy="false">(</mo>
            <mrow>
              <mrow>
                <mi>p</mi>
                <mo stretchy="false">×</mo>
                <mi>q</mi>
              </mrow>
            </mrow>
            <mo fence="true" stretchy="false">)</mo>
          </mrow>
          <mn>2</mn>
        </msup>
      </mfrac>
    </mrow>
    <annotation encoding="StarMath 5.0">n = {2 o} over ( p times q )^2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